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15383d" officeooo:paragraph-rsid="0015383d"/>
    </style:style>
    <style:style style:name="P2" style:family="paragraph" style:parent-style-name="Table_20_Contents">
      <style:text-properties officeooo:rsid="001ac35d" officeooo:paragraph-rsid="001ac35d"/>
    </style:style>
    <style:style style:name="P3" style:family="paragraph" style:parent-style-name="Table_20_Contents">
      <style:text-properties officeooo:rsid="001d7e0c" officeooo:paragraph-rsid="001d7e0c"/>
    </style:style>
    <style:style style:name="P4" style:family="paragraph" style:parent-style-name="Standard">
      <style:text-properties officeooo:rsid="0015383d" officeooo:paragraph-rsid="0015383d" style:language-asian="zh" style:country-asian="CN"/>
    </style:style>
    <style:style style:name="P5" style:family="paragraph" style:parent-style-name="Standard" style:list-style-name="L2">
      <style:text-properties officeooo:paragraph-rsid="00185f6d"/>
    </style:style>
    <style:style style:name="P6" style:family="paragraph" style:parent-style-name="Standard">
      <style:text-properties officeooo:paragraph-rsid="0015383d"/>
    </style:style>
    <style:style style:name="P7" style:family="paragraph" style:parent-style-name="Standard" style:list-style-name="L4">
      <style:text-properties officeooo:paragraph-rsid="00150741"/>
    </style:style>
    <style:style style:name="P8" style:family="paragraph" style:parent-style-name="Standard" style:list-style-name="L4">
      <style:text-properties officeooo:paragraph-rsid="0015383d"/>
    </style:style>
    <style:style style:name="P9" style:family="paragraph" style:parent-style-name="Standard" style:list-style-name="L6">
      <style:text-properties officeooo:paragraph-rsid="001660c8"/>
    </style:style>
    <style:style style:name="P10" style:family="paragraph" style:parent-style-name="Standard" style:list-style-name="L7">
      <style:text-properties officeooo:rsid="00185f6d" officeooo:paragraph-rsid="00185f6d"/>
    </style:style>
    <style:style style:name="P11" style:family="paragraph" style:parent-style-name="Standard" style:list-style-name="L8">
      <style:text-properties officeooo:rsid="00185f6d" officeooo:paragraph-rsid="00185f6d"/>
    </style:style>
    <style:style style:name="P12" style:family="paragraph" style:parent-style-name="Standard" style:list-style-name="L8">
      <style:text-properties officeooo:rsid="00185f6d" officeooo:paragraph-rsid="0019cb15"/>
    </style:style>
    <style:style style:name="P13" style:family="paragraph" style:parent-style-name="Standard" style:list-style-name="L8">
      <style:text-properties officeooo:rsid="0019cb15" officeooo:paragraph-rsid="0019cb15"/>
    </style:style>
    <style:style style:name="P14" style:family="paragraph" style:parent-style-name="Standard">
      <style:text-properties officeooo:rsid="0019cb15" officeooo:paragraph-rsid="0019cb15"/>
    </style:style>
    <style:style style:name="P15" style:family="paragraph" style:parent-style-name="Standard" style:list-style-name="L7">
      <style:text-properties officeooo:rsid="001c4d59" officeooo:paragraph-rsid="001c4d59"/>
    </style:style>
    <style:style style:name="P16" style:family="paragraph" style:parent-style-name="Standard" style:list-style-name="L9">
      <style:text-properties officeooo:rsid="001c4d59" officeooo:paragraph-rsid="001c4d59"/>
    </style:style>
    <style:style style:name="P17" style:family="paragraph" style:parent-style-name="Standard" style:list-style-name="L9">
      <style:text-properties officeooo:rsid="001c4d59" officeooo:paragraph-rsid="001d7e0c"/>
    </style:style>
    <style:style style:name="P18" style:family="paragraph" style:parent-style-name="Standard">
      <style:text-properties officeooo:rsid="001c4d59" officeooo:paragraph-rsid="001d7e0c"/>
    </style:style>
    <style:style style:name="P19" style:family="paragraph" style:parent-style-name="Standard" style:list-style-name="L8">
      <style:text-properties officeooo:rsid="0023cef9" officeooo:paragraph-rsid="0023ec5f"/>
    </style:style>
    <style:style style:name="P20" style:family="paragraph" style:parent-style-name="Heading_20_2">
      <style:paragraph-properties fo:text-align="center" style:justify-single-word="false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3f215" style:language-asian="zh" style:country-asian="CN"/>
    </style:style>
    <style:style style:name="T3" style:family="text">
      <style:text-properties officeooo:rsid="00150741" style:language-asian="zh" style:country-asian="CN"/>
    </style:style>
    <style:style style:name="T4" style:family="text">
      <style:text-properties officeooo:rsid="0015383d" style:language-asian="zh" style:country-asian="CN"/>
    </style:style>
    <style:style style:name="T5" style:family="text">
      <style:text-properties officeooo:rsid="001660c8" style:language-asian="zh" style:country-asian="CN"/>
    </style:style>
    <style:style style:name="T6" style:family="text">
      <style:text-properties officeooo:rsid="001d7e0c" style:language-asian="zh" style:country-asian="CN"/>
    </style:style>
    <style:style style:name="T7" style:family="text">
      <style:text-properties officeooo:rsid="0023ec5f"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关键类</text:h>
      <text:list xml:id="list5289170497344281128" text:style-name="L2">
        <text:list-item>
          <text:p text:style-name="P5"><text:bookmark-start text:name="__DdeLink__9_1449307262"/><text:span text:style-name="T2">MediaObject</text:span><text:bookmark-end text:name="__DdeLink__9_1449307262"/><text:span text:style-name="T2">：</text:span></text:p>
        </text:list-item>
      </text:list>
      <text:list xml:id="list3476532963774685320" text:style-name="L4">
        <text:list-item>
          <text:p text:style-name="P7"><text:bookmark-start text:name="__DdeLink__3_1449307262"/><text:bookmark-start text:name="__DdeLink__6_1449307262"/><text:span text:style-name="T2">MediaObject</text:span><text:bookmark-end text:name="__DdeLink__3_1449307262"/><text:bookmark-end text:name="__DdeLink__6_1449307262"/><text:span text:style-name="T2">类提供了多媒体录音接口。播放状态（播放、暂停、停止、重放）是由该类对象管理。在调用</text:span><text:span text:style-name="T3">play()函数前，多媒体对象应该连接到输出节点。Phonon有两个输出节点：一个是声音节点AudioOutput，一个是视频节点VideoWidget。如果MediaSource（多媒体源）同时包含声音节点和视频节点，那么应该同时将这两个节点连接到</text:span><text:span text:style-name="T2">MediaObject类对象。</text:span></text:p>
        </text:list-item>
        <text:list-item>
          <text:p text:style-name="P8"><text:span text:style-name="T4">MediaObject可以将录音源放入队列，这样当一个录音源完成后，可以自动播放下一个录音源。已经播放完的录音源将会从队列中删除。</text:span>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<text:s/>media-&gt;setCurrentSource(":/sounds/startsound.ogg");</text:p>
            <text:p text:style-name="P1"><text:s/>media-&gt;enqueue("/home/username/music/song.mp3");</text:p>
            <text:p text:style-name="P1"><text:s/>media-&gt;enqueue(":/sounds/endsound.ogg");</text:p>
          </table:table-cell>
        </table:table-row>
      </table:table>
      <text:p text:style-name="P6"><text:span text:style-name="T4"/></text:p>
      <text:list xml:id="list4545332021947467294" text:style-name="L6">
        <text:list-item>
          <text:p text:style-name="P9"><text:span text:style-name="T4">在队列中所有录音完播放完之前，会发送几个信号：首先是</text:span><text:span text:style-name="T5">aboutToFinish()信号，然后finshed()信号，最后是stateChanged()信号。</text:span></text:p>
        </text:list-item>
      </text:list>
      <text:list xml:id="list7433194789763712965" text:style-name="L7">
        <text:list-item>
          <text:p text:style-name="P10"><text:span text:style-name="T5">VideoWidget：</text:span></text:p>
        </text:list-item>
      </text:list>
      <text:list xml:id="list4493707082891247208" text:style-name="L8">
        <text:list-item>
          <text:p text:style-name="P11"><text:bookmark-start text:name="__DdeLink__12_1449307262"/><text:span text:style-name="T5">VideoWidget</text:span><text:bookmark-end text:name="__DdeLink__12_1449307262"/><text:span text:style-name="T5">类提供了用于显示视频的窗口。它为一个窗口提供一个视频流。使用</text:span><text:span text:style-name="T1">Phonon::createPath()函数连接MediaObject和两个节点（声音节点和视频节点）。</text:span></text:p>
        </text:list-item>
        <text:list-item>
          <text:p text:style-name="P12"><text:span text:style-name="T5">VideoWidget提供了操作视频流的接口，如设置对比度、亮度等等。</text:span></text:p>
        </text:list-item>
        <text:list-item>
          <text:p text:style-name="P19"><text:span text:style-name="T5">当接收到数据时，V</text:span><text:span text:style-name="T1">ideoWidget会获取窗口大小，可以通过</text:span><text:span text:style-name="T7">sizeHint ()函数获取流数据中窗口大小。</text:span></text:p>
        </text:list-item>
        <text:list-item>
          <text:p text:style-name="P13"><text:span text:style-name="T1">Video自动调整大小，也可以使用aspectRatio和scaleMode属性改变。默认窗口使用视频流本身的大小比率。</text:span></text:p>
        </text:list-item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<text:s/>MediaObject *media = new MediaObject(parent);</text:p>
            <text:p text:style-name="P2"><text:s/>VideoWidget *vwidget = new VideoWidget(parent);</text:p>
            <text:p text:style-name="P2"><text:s/>Phonon::createPath(media, vwidget);</text:p>
          </table:table-cell>
        </table:table-row>
      </table:table>
      <text:p text:style-name="P14"><text:span text:style-name="T1"/></text:p>
      <text:list xml:id="list233215995387897" text:continue-list="list7433194789763712965" text:style-name="L7">
        <text:list-item>
          <text:p text:style-name="P15"><text:span text:style-name="T5">AudioOutput：</text:span></text:p>
        </text:list-item>
      </text:list>
      <text:list xml:id="list7850507241551461100" text:style-name="L9">
        <text:list-item>
          <text:p text:style-name="P16"><text:span text:style-name="T5">AudioOutput类用于发送音频数据到输出设备。音频输出需要使用</text:span><text:span text:style-name="T1">createPath()连接到MediaObject()。</text:span></text:p>
        </text:list-item>
        <text:list-item>
          <text:p text:style-name="P16"><text:span text:style-name="T1">当前音量使用</text:span><text:span text:style-name="T6">volume()函数返回。</text:span></text:p>
        </text:list-item>
        <text:list-item>
          <text:p text:style-name="P17"><text:span text:style-name="T6">调用BackendCapabilities::availableAudioOutputDevices()找出哪些音频输出设备是有效的。后台选中一个默认设备，但也可以使用setOutputDevice()函数来设置。</text:span></text:p>
        </text:list-item>
      </text:list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Phonon::MediaObject *mediaObject = new Phonon::MediaObject(this);</text:p>
            <text:p text:style-name="P3">mediaObject-&gt;setCurrentSource(Phonon::MediaSource("/mymusic/barbiegirl.wav"));</text:p>
            <text:p text:style-name="P3">Phonon::AudioOutput *audioOutput =</text:p>
            <text:p text:style-name="P3"><text:s text:c="9"/>new Phonon::AudioOutput(Phonon::MusicCategory, this);</text:p>
            <text:p text:style-name="P3">Phonon::Path path = Phonon::createPath(mediaObject, audioOutput);</text:p>
          </table:table-cell>
        </table:table-row>
      </table:table>
      <text:p text:style-name="P18"><text:span text:style-name="T6"/></text:p>
      <text:list xml:id="list233215812834777" text:continue-list="list233215995387897" text:style-name="L7">
        <text:list-item>
          <text:p text:style-name="P15"><text:span text:style-name="T5"/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31S</meta:editing-duration>
    <meta:editing-cycles>15</meta:editing-cycles>
    <meta:generator>LibreOffice/5.1.2.2$Windows_x86 LibreOffice_project/d3bf12ecb743fc0d20e0be0c58ca359301eb705f</meta:generator>
    <dc:date>2016-06-29T19:35:55.964000000</dc:date>
    <meta:document-statistic meta:table-count="3" meta:image-count="0" meta:object-count="0" meta:page-count="1" meta:paragraph-count="26" meta:word-count="522" meta:character-count="1400" meta:non-whitespace-character-count="1363"/>
    <meta:user-defined meta:name="Info 1"/>
    <meta:user-defined meta:name="Info 2"/>
    <meta:user-defined meta:name="Info 3"/>
    <meta:user-defined meta:name="Info 4"/>
  </office:meta>
</office:document-meta>
</file>